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JdbcInsertTests.exceptionThrownWhileRetrievingColumnNamesFrom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impleJdbcInsertTests.retrieveColumnNamesFrom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impleJdbcInsertTests.noSuch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impleJdbcInsertTests.verifyCl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dbcInsert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